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115048" officeooo:paragraph-rsid="00115048"/>
    </style:style>
    <style:style style:name="P3" style:family="paragraph" style:parent-style-name="Standard">
      <style:text-properties fo:language="fr" fo:country="FR" officeooo:paragraph-rsid="00115048"/>
    </style:style>
    <style:style style:name="T1" style:family="text">
      <style:text-properties officeooo:rsid="001150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span text:style-name="T1">RPS: Risque Psycho Sociaux<text:line-break/><text:tab/>TMS: Trauma Musculo-Squelettique</text:span></text:p>
      <text:p text:style-name="P1"/>
      <text:p text:style-name="P2">ce sont des risques professionnel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4T09:35:06.176000000</meta:creation-date>
    <dc:date>2022-10-04T09:38:01.250000000</dc:date>
    <meta:editing-duration>PT2M56S</meta:editing-duration>
    <meta:editing-cycles>1</meta:editing-cycles>
    <meta:document-statistic meta:table-count="0" meta:image-count="0" meta:object-count="0" meta:page-count="1" meta:paragraph-count="2" meta:word-count="12" meta:character-count="96" meta:non-whitespace-character-count="83"/>
    <meta:generator>LibreOffice/6.4.5.2$Windows_X86_64 LibreOffice_project/a726b36747cf2001e06b58ad5db1aa3a9a1872d6</meta:generator>
  </office:meta>
</office:document-meta>
</file>